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Légumes rotis">
            <text:p>Légumes roti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Tarte poireaux">
            <text:p>Tarte poireaux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9-02">
            <text:p>2021-09-02</text:p>
          </table:table-cell>
          <table:table-cell office:value-type="string" office:value="Tajine agneau">
            <text:p>Tajine agneau</text:p>
          </table:table-cell>
        </table:table-row>
        <table:table-row>
          <table:table-cell office:value-type="string" office:value="2021-09-02">
            <text:p>2021-09-02</text:p>
          </table:table-cell>
          <table:table-cell office:value-type="string" office:value="Légumes rotis">
            <text:p>Légumes rotis</text:p>
          </table:table-cell>
        </table:table-row>
        <table:table-row>
          <table:table-cell office:value-type="string" office:value="2021-09-03">
            <text:p>2021-09-03</text:p>
          </table:table-cell>
          <table:table-cell office:value-type="string" office:value="Gaufres patates douces avocat | Pates gorgonzola poires">
            <text:p>Gaufres patates douces avocat | Pates gorgonzola poires</text:p>
          </table:table-cell>
        </table:table-row>
        <table:table-row>
          <table:table-cell office:value-type="string" office:value="2021-09-03">
            <text:p>2021-09-03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9-04">
            <text:p>2021-09-04</text:p>
          </table:table-cell>
          <table:table-cell office:value-type="string" office:value="Tajine agneau">
            <text:p>Tajine agneau</text:p>
          </table:table-cell>
        </table:table-row>
        <table:table-row>
          <table:table-cell office:value-type="string" office:value="2021-09-04">
            <text:p>2021-09-04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9-05">
            <text:p>2021-09-05</text:p>
          </table:table-cell>
          <table:table-cell office:value-type="string" office:value="Grillades de porc">
            <text:p>Grillades de porc</text:p>
          </table:table-cell>
        </table:table-row>
        <table:table-row>
          <table:table-cell office:value-type="string" office:value="2021-09-05">
            <text:p>2021-09-0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9-06">
            <text:p>2021-09-06</text:p>
          </table:table-cell>
          <table:table-cell office:value-type="string" office:value="Crudités">
            <text:p>Crudités</text:p>
          </table:table-cell>
        </table:table-row>
        <table:table-row>
          <table:table-cell office:value-type="string" office:value="2021-09-06">
            <text:p>2021-09-06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9-07">
            <text:p>2021-09-07</text:p>
          </table:table-cell>
          <table:table-cell office:value-type="string" office:value="Cordon bleu">
            <text:p>Cordon bleu</text:p>
          </table:table-cell>
        </table:table-row>
        <table:table-row>
          <table:table-cell office:value-type="string" office:value="2021-09-07">
            <text:p>2021-09-07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9-08">
            <text:p>2021-09-08</text:p>
          </table:table-cell>
          <table:table-cell office:value-type="string" office:value="Poelée courgette champignon">
            <text:p>Poelée courgette champignon</text:p>
          </table:table-cell>
        </table:table-row>
        <table:table-row>
          <table:table-cell office:value-type="string" office:value="2021-09-08">
            <text:p>2021-09-08</text:p>
          </table:table-cell>
          <table:table-cell office:value-type="string" office:value="Restes">
            <text:p>Rest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